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828cm" fo:min-width="1.387cm"/>
    </style:style>
    <style:style style:name="gr2" style:family="graphic" style:parent-style-name="objectwithoutfill">
      <style:graphic-properties draw:marker-end="Arrow" draw:marker-end-width="0.3cm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19cm" fo:min-width="1.207cm"/>
    </style:style>
    <style:style style:name="gr5" style:family="graphic" style:parent-style-name="standard">
      <style:graphic-properties draw:fill-color="#eeeeee" draw:opacity="85%" draw:textarea-horizontal-align="justify" draw:textarea-vertical-align="middle" draw:auto-grow-height="false" fo:min-height="1.19cm" fo:min-width="2.619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text-align="center"/>
      <style:text-properties fo:font-size="12pt"/>
    </style:style>
    <style:style style:name="P5" style:family="paragraph">
      <style:paragraph-properties fo:text-align="center"/>
      <style:text-properties fo:font-size="10pt"/>
    </style:style>
    <style:style style:name="P6" style:family="paragraph">
      <loext:graphic-properties draw:fill-color="#eeeeee" draw:opacity="85%"/>
      <style:paragraph-properties fo:text-align="center"/>
      <style:text-properties fo:font-size="10pt"/>
    </style:style>
    <style:style style:name="T1" style:family="text">
      <style:text-properties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2.667cm" svg:height="1.524cm" svg:x="8.874cm" svg:y="3.413cm">
          <text:p text:style-name="P1"><text:span text:style-name="T1">Star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2" draw:text-style-name="P2" draw:layer="layout" draw:type="curve" draw:line-skew="-4.263cm 1.771cm" svg:x1="8.874cm" svg:y1="4.175cm" svg:x2="9.264cm" svg:y2="4.714cm" draw:start-shape="id1" draw:start-glue-point="6" draw:end-shape="id1" draw:end-glue-point="7" svg:d="M8874 4175c-7147 0-5956 1518-4072 2589s4462 1694 4462-2050" svg:viewBox="0 0 5904 3412">
          <text:p/>
        </draw:connector>
        <draw:frame draw:style-name="gr3" draw:text-style-name="P3" draw:layer="layout" svg:width="8.892cm" svg:height="0.962cm" svg:x="1.254cm" svg:y="1.381cm">
          <draw:text-box>
            <text:p>Lift State Diagram (work on it)</text:p>
          </draw:text-box>
        </draw:frame>
        <draw:custom-shape draw:style-name="gr4" draw:text-style-name="P4" xml:id="id2" draw:id="id2" draw:layer="layout" svg:width="2.413cm" svg:height="1.651cm" svg:x="16.748cm" svg:y="9.763cm">
          <text:p text:style-name="P4">Draft</text:p>
          <text:p text:style-name="P4">His cou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4.953cm" svg:height="2.286cm" svg:x="1.997cm" svg:y="14.844cm">
          <text:p text:style-name="P5">Receive unilateral</text:p>
          <text:p text:style-name="P5">Signed payment</text:p>
          <text:p text:style-name="P5">---------------------------</text:p>
          <text:p text:style-name="P5">Store chit,</text:p>
          <text:p text:style-name="P5">Notify my user</text:p>
          <draw:enhanced-geometry svg:viewBox="0 0 21600 21600" draw:glue-points="?f6 0 10800 ?f8 ?f11 10800 ?f9 21600 10800 ?f10 ?f5 10800" draw:text-areas="?f3 ?f3 ?f4 ?f4" draw:mirror-horizontal="false" draw:mirror-vertical="false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svg:x1="11.541cm" svg:y1="4.175cm" svg:x2="17.955cm" svg:y2="9.763cm" draw:start-shape="id1" draw:start-glue-point="10" draw:end-shape="id2" draw:end-glue-point="4" svg:d="M11541 4175c4276 0 6414 1862 6414 5588" svg:viewBox="0 0 6415 5589">
          <text:p/>
        </draw:connector>
        <draw:custom-shape draw:style-name="gr5" draw:text-style-name="P6" draw:layer="layout" svg:width="4.953cm" svg:height="2.286cm" svg:x="5.572cm" svg:y="20.812cm">
          <text:p text:style-name="P5">User request to</text:p>
          <text:p text:style-name="P5">invoice</text:p>
          <text:p text:style-name="P5">---------------------------</text:p>
          <text:p text:style-name="P5">Store signed chit draft</text:p>
          <text:p text:style-name="P5">Send to partn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onnector draw:style-name="gr2" draw:text-style-name="P2" draw:layer="layout" draw:type="curve" draw:line-skew="1.948cm" svg:x1="17.955cm" svg:y1="11.414cm" svg:x2="10.208cm" svg:y2="4.937cm" draw:start-shape="id2" draw:start-glue-point="8" draw:end-shape="id1" draw:end-glue-point="8" svg:d="M17955 11414c0 3673-7747 6912-7747-6477" svg:viewBox="0 0 7748 9697">
          <text:p/>
        </draw:connector>
        <draw:connector draw:style-name="gr2" draw:text-style-name="P2" draw:layer="layout" draw:type="curve" svg:x1="16.748cm" svg:y1="10.589cm" svg:x2="10.208cm" svg:y2="4.937cm" draw:start-shape="id2" draw:start-glue-point="6" draw:end-shape="id1" draw:end-glue-point="8" svg:d="M16748 10589c-4360 0-6540-1884-6540-5652" svg:viewBox="0 0 6541 5653">
          <text:p/>
        </draw:connector>
        <draw:custom-shape draw:style-name="gr5" draw:text-style-name="P6" draw:layer="layout" svg:width="4.953cm" svg:height="2.286cm" svg:x="4.175cm" svg:y="19.415cm">
          <text:p text:style-name="P5">Partner cancels</text:p>
          <text:p text:style-name="P5">---------------------------</text:p>
          <text:p text:style-name="P5">Delete chit</text:p>
          <text:p text:style-name="P5">Notify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  <draw:custom-shape draw:style-name="gr5" draw:text-style-name="P6" draw:layer="layout" svg:width="4.953cm" svg:height="2.286cm" svg:x="2.778cm" svg:y="18.399cm">
          <text:p text:style-name="P5">Get partner signature</text:p>
          <text:p text:style-name="P5">---------------------------</text:p>
          <text:p text:style-name="P5">Store to chit</text:p>
          <text:p text:style-name="P5">Notify user</text:p>
          <draw:enhanced-geometry svg:viewBox="0 0 21600 21600" draw:glue-points="?f6 0 10800 ?f8 ?f11 10800 ?f9 21600 10800 ?f10 ?f5 10800" draw:text-areas="?f3 ?f3 ?f4 ?f4" draw:type="parallelogram" draw:modifiers="5400" draw:enhanced-path="M ?f0 0 L 21600 0 ?f1 21600 0 21600 Z N">
            <draw:equation draw:name="f0" draw:formula="$0 "/>
            <draw:equation draw:name="f1" draw:formula="21600-$0 "/>
            <draw:equation draw:name="f2" draw:formula="$0 *10/24"/>
            <draw:equation draw:name="f3" draw:formula="?f2 +1750"/>
            <draw:equation draw:name="f4" draw:formula="21600-?f3 "/>
            <draw:equation draw:name="f5" draw:formula="?f0 /2"/>
            <draw:equation draw:name="f6" draw:formula="10800+?f5 "/>
            <draw:equation draw:name="f7" draw:formula="?f0 -10800"/>
            <draw:equation draw:name="f8" draw:formula="if(?f7 ,?f13 ,0)"/>
            <draw:equation draw:name="f9" draw:formula="10800-?f5 "/>
            <draw:equation draw:name="f10" draw:formula="if(?f7 ,?f12 ,21600)"/>
            <draw:equation draw:name="f11" draw:formula="21600-?f5 "/>
            <draw:equation draw:name="f12" draw:formula="21600*10800/?f0 "/>
            <draw:equation draw:name="f13" draw:formula="21600-?f12 "/>
            <draw:handle draw:handle-position="$0 top" draw:handle-range-x-minimum="0" draw:handle-range-x-maximum="21600"/>
          </draw:enhanced-geometry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02T15:08:55.596117271</meta:creation-date>
    <dc:date>2018-05-03T14:14:11.686919764</dc:date>
    <meta:editing-duration>PT22H3M15S</meta:editing-duration>
    <meta:editing-cycles>8</meta:editing-cycles>
    <meta:generator>LibreOffice/5.4.6.2$MacOSX_X86_64 LibreOffice_project/4014ce260a04f1026ba855d3b8d91541c224eab8</meta:generator>
    <meta:document-statistic meta:object-count="11"/>
  </office:meta>
</office:document-meta>
</file>